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9.6pt"/>
    </style:style>
    <style:style style:name="co2" style:family="table-column">
      <style:table-column-properties fo:break-before="auto" style:column-width="360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alf-bridg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50k 17 mm PCB mount linear taper potentiometer</text:p>
          </table:table-cell>
          <table:table-cell office:value-type="string" calcext:value-type="string">
            <text:p>Half Bridge Driver / SSTC Driver Bill of Material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p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3.3 nF 50 V ceramic dis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 uF 25 V electrolytic polarized radial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uF <text:s/>50 V electrolytic polarized radial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 u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 uF <text:s/>50 V electrolytic polarized radial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 uF <text:s/>50 V electrolytic polarized radial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 u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 uF <text:s/>50 V ceramic disc capacitor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(color of your choice)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(color of your choice)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818/1N5819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5818/1N5819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1N4742A 12 V Zener Diode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Inline pin Full-Wave Diode Bridge (100V min / 2A min) e.g. KBL401G</text:p>
          </table:table-cell>
        </table:table-row>
        <table:table-row table:style-name="ro1">
          <table:table-cell/>
          <table:table-cell office:value-type="string" calcext:value-type="string">
            <text:p>Many will work if you bend the pins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.1mm Male Barrel Jack (PCB Mount) e.g. WTJ-020-037A CIC Components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 by 3 pin header, 2.54 mm pin spacing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1 by 3 pin header, 2.54 mm pin spacing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1 by 3 pin header, 2.54 mm pin spacing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1 by 2 pin header, 2.54 mm pin spacing</text:p>
          </table:table-cell>
        </table:table-row>
        <table:table-row table:style-name="ro1">
          <table:table-cell office:value-type="string" calcext:value-type="string">
            <text:p>POT1</text:p>
          </table:table-cell>
          <table:table-cell office:value-type="string" calcext:value-type="string">
            <text:p>100k 17 mm PCB mount linear taper potentiometer</text:p>
          </table:table-cell>
        </table:table-row>
        <table:table-row table:style-name="ro1">
          <table:table-cell office:value-type="string" calcext:value-type="string">
            <text:p>POT2</text:p>
          </table:table-cell>
          <table:table-cell office:value-type="string" calcext:value-type="string">
            <text:p>50k 17 mm PCB mount linear taper potentiometer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string" calcext:value-type="string">
            <text:p>1M ¼ watt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.3k ¼ watt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 ¼ watt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.3R 4 watt metal oxide or metal film capaci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k ¼ watt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R 2 watt metal film capacitor (burden resistor may need adjustment)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optional 10R 2 watt metal film capacitor (burden resistor may need adjustment)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R <text:s/>¼ watt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M <text:s/>¼ watt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0k ¼ watt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c4420 Microchip DIP-8 package (UC37322 may be substituted for 9A drive)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c4420 Microchip DIP-8 package (UC37322 may be substituted for 9A drive)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7815 TO220 package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39 DIP-14 package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CD40106 DIP-14 package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4N28 DIP-6 pack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 style:data-style-name="N2" text:time-value="23:30:25.0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8T23:30:49.796000000</dc:date>
    <meta:editing-duration>PT13M28S</meta:editing-duration>
    <meta:editing-cycles>8</meta:editing-cycles>
    <meta:generator>LibreOffice/5.4.0.3$Windows_x86 LibreOffice_project/7556cbc6811c9d992f4064ab9287069087d7f62c</meta:generator>
    <meta:document-statistic meta:table-count="1" meta:cell-count="153" meta:object-count="0"/>
  </office:meta>
</office:document-meta>
</file>